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D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794cm" style:rel-column-width="2718*"/>
    </style:style>
    <style:style style:name="Tableau3.B" style:family="table-column">
      <style:table-column-properties style:column-width="4.42cm" style:rel-column-width="2506*"/>
    </style:style>
    <style:style style:name="Tableau3.C" style:family="table-column">
      <style:table-column-properties style:column-width="4.17cm" style:rel-column-width="2364*"/>
    </style:style>
    <style:style style:name="Tableau3.D" style:family="table-column">
      <style:table-column-properties style:column-width="3.616cm" style:rel-column-width="2050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D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81a1c" officeooo:paragraph-rsid="00081a1c"/>
    </style:style>
    <style:style style:name="P3" style:family="paragraph" style:parent-style-name="Standard">
      <style:paragraph-properties>
        <style:tab-stops>
          <style:tab-stop style:position="2.614cm"/>
        </style:tab-stops>
      </style:paragraph-properties>
      <style:text-properties officeooo:rsid="00081a1c" officeooo:paragraph-rsid="000eacdb"/>
    </style:style>
    <style:style style:name="P4" style:family="paragraph" style:parent-style-name="Standard">
      <style:paragraph-properties>
        <style:tab-stops>
          <style:tab-stop style:position="3.237cm"/>
        </style:tab-stops>
      </style:paragraph-properties>
      <style:text-properties officeooo:rsid="00081a1c" officeooo:paragraph-rsid="000eacdb"/>
    </style:style>
    <style:style style:name="P5" style:family="paragraph" style:parent-style-name="Standard">
      <style:text-properties officeooo:rsid="00081a1c" officeooo:paragraph-rsid="000eacdb"/>
    </style:style>
    <style:style style:name="P6" style:family="paragraph" style:parent-style-name="Standard">
      <style:text-properties officeooo:rsid="00081a1c" officeooo:paragraph-rsid="000f1fa6"/>
    </style:style>
    <style:style style:name="P7" style:family="paragraph" style:parent-style-name="Standard">
      <style:text-properties officeooo:rsid="0009d598" officeooo:paragraph-rsid="0009d598"/>
    </style:style>
    <style:style style:name="P8" style:family="paragraph" style:parent-style-name="Table_20_Contents">
      <style:text-properties officeooo:rsid="0009d598" officeooo:paragraph-rsid="0009d598"/>
    </style:style>
    <style:style style:name="P9" style:family="paragraph" style:parent-style-name="Standard">
      <style:text-properties officeooo:rsid="0009d598" officeooo:paragraph-rsid="000b4f39"/>
    </style:style>
    <style:style style:name="P10" style:family="paragraph" style:parent-style-name="Table_20_Contents">
      <style:text-properties officeooo:rsid="0009d598" officeooo:paragraph-rsid="000b4f39"/>
    </style:style>
    <style:style style:name="P11" style:family="paragraph" style:parent-style-name="Standard">
      <style:paragraph-properties fo:text-align="center" style:justify-single-word="false"/>
      <style:text-properties officeooo:rsid="0009d598" officeooo:paragraph-rsid="0009d598"/>
    </style:style>
    <style:style style:name="P12" style:family="paragraph" style:parent-style-name="Standard">
      <style:paragraph-properties fo:text-align="center" style:justify-single-word="false"/>
      <style:text-properties officeooo:rsid="0009d598" officeooo:paragraph-rsid="000b4f39"/>
    </style:style>
    <style:style style:name="P13" style:family="paragraph" style:parent-style-name="Standard">
      <style:text-properties officeooo:paragraph-rsid="000b4f39"/>
    </style:style>
    <style:style style:name="P14" style:family="paragraph" style:parent-style-name="Table_20_Contents">
      <style:text-properties officeooo:paragraph-rsid="000b4f39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9d598" officeooo:paragraph-rsid="0009d59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9d598" officeooo:paragraph-rsid="000b4f3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0b4f39" style:font-weight-asian="bold" style:font-weight-complex="bold"/>
    </style:style>
    <style:style style:name="P19" style:family="paragraph" style:parent-style-name="Table_20_Contents">
      <style:text-properties officeooo:rsid="000b4f39" officeooo:paragraph-rsid="000b4f39"/>
    </style:style>
    <style:style style:name="P20" style:family="paragraph" style:parent-style-name="Table_20_Contents">
      <style:text-properties officeooo:rsid="000eacdb" officeooo:paragraph-rsid="000eacdb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2">
      <style:text-properties officeooo:paragraph-rsid="000eacdb"/>
    </style:style>
    <style:style style:name="P23" style:family="paragraph" style:parent-style-name="Standard" style:list-style-name="L1">
      <style:paragraph-properties>
        <style:tab-stops>
          <style:tab-stop style:position="4.233cm"/>
        </style:tab-stops>
      </style:paragraph-properties>
      <style:text-properties officeooo:rsid="00081a1c" officeooo:paragraph-rsid="000ddb6c"/>
    </style:style>
    <style:style style:name="P24" style:family="paragraph" style:parent-style-name="Standard">
      <style:paragraph-properties>
        <style:tab-stops>
          <style:tab-stop style:position="2.614cm"/>
        </style:tab-stops>
      </style:paragraph-properties>
      <style:text-properties officeooo:rsid="00081a1c" officeooo:paragraph-rsid="000eacdb"/>
    </style:style>
    <style:style style:name="P25" style:family="paragraph" style:parent-style-name="Standard">
      <style:paragraph-properties fo:text-align="center" style:justify-single-word="false">
        <style:tab-stops>
          <style:tab-stop style:position="2.614cm"/>
        </style:tab-stops>
      </style:paragraph-properties>
      <style:text-properties officeooo:rsid="00133367" officeooo:paragraph-rsid="00138360"/>
    </style:style>
    <style:style style:name="T1" style:family="text">
      <style:text-properties officeooo:rsid="000ddb6c"/>
    </style:style>
    <style:style style:name="T2" style:family="text">
      <style:text-properties officeooo:rsid="0009d598"/>
    </style:style>
    <style:style style:name="T3" style:family="text">
      <style:text-properties officeooo:rsid="000b4f39"/>
    </style:style>
    <style:style style:name="T4" style:family="text">
      <style:text-properties officeooo:rsid="000c407e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="Liberation Serif" officeooo:rsid="000ddb6c" style:font-name-asian="Liberation Serif" style:font-name-complex="Liberation Serif"/>
    </style:style>
    <style:style style:name="T7" style:family="text">
      <style:text-properties style:font-name="Liberation Serif" officeooo:rsid="000b4f39" style:font-name-asian="Liberation Serif" style:font-name-complex="Liberation Serif"/>
    </style:style>
    <style:style style:name="T8" style:family="text">
      <style:text-properties style:font-name="Liberation Serif" officeooo:rsid="000c407e" style:font-name-asian="Liberation Serif" style:font-name-complex="Liberation Serif"/>
    </style:style>
    <style:style style:name="T9" style:family="text">
      <style:text-properties style:font-name="Liberation Serif" officeooo:rsid="00138360" style:font-name-asian="Liberation Serif" style:font-name-complex="Liberation Serif"/>
    </style:style>
    <style:style style:name="T10" style:family="text">
      <style:text-properties officeooo:rsid="0013336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Outil connecté / ordinateur du quotidien</text:h>
      <text:p text:style-name="P6">Nom :<text:tab/><text:tab/><text:tab/><text:tab/><text:tab/><text:tab/><text:tab/>Date :</text:p>
      <text:p text:style-name="P2">Prénom :</text:p>
      <text:h text:style-name="Heading_20_2" text:outline-level="2">Matériel, j’ai :</text:h>
      <text:list xml:id="list2132748192" text:style-name="L1">
        <text:list-item>
          <text:p text:style-name="P23">Un téléphone mobile :<text:tab/><text:bookmark-start text:name="__DdeLink__63_2689187055"/><text:bookmark-start text:name="__DdeLink__66_2689187055"/><text:span text:style-name="T6">□</text:span><text:bookmark-end text:name="__DdeLink__63_2689187055"/><text:bookmark-end text:name="__DdeLink__66_2689187055"/><text:span text:style-name="T6"><text:tab/><text:tab/><text:tab/></text:span><text:bookmark-start text:name="__DdeLink__100_2689187055"/><text:span text:style-name="T6">●</text:span><text:bookmark-end text:name="__DdeLink__100_2689187055"/><text:span text:style-name="T6"> </text:span><text:span text:style-name="T5">Une tablette :<text:tab/></text:span><text:span text:style-name="T6">□</text:span></text:p>
        </text:list-item>
        <text:list-item>
          <text:p text:style-name="P23">Un ordinateur :<text:tab/><text:span text:style-name="T6">□<text:tab/><text:tab/><text:tab/></text:span><text:bookmark-start text:name="__DdeLink__84_2689187055"/><text:span text:style-name="T6">●</text:span><text:bookmark-end text:name="__DdeLink__84_2689187055"/><text:span text:style-name="T6"> Autre :<text:tab/>□</text:span></text:p>
        </text:list-item>
      </text:list>
      <text:h text:style-name="Heading_20_2" text:outline-level="2">Internet :</text:h>
      <text:p text:style-name="P4"><text:span text:style-name="T6">● </text:span>Box à la maison :<text:bookmark-start text:name="__DdeLink__74_2689187055"/><text:tab/><text:bookmark-start text:name="__DdeLink__63_26891870551"/><text:span text:style-name="T6">□</text:span><text:bookmark-end text:name="__DdeLink__74_2689187055"/><text:bookmark-end text:name="__DdeLink__63_26891870551"/><text:span text:style-name="T6"><text:tab/><text:tab/><text:tab/><text:tab/>● </text:span><text:span text:style-name="T5">Je n’ai pas d’accès internet :<text:tab/></text:span><text:bookmark-start text:name="__DdeLink__63_26891870554"/><text:span text:style-name="T6">□</text:span><text:bookmark-end text:name="__DdeLink__63_26891870554"/></text:p>
      <text:p text:style-name="P4"><text:span text:style-name="T6">● </text:span>Connexion Wifi :<text:tab/><text:bookmark-start text:name="__DdeLink__63_26891870552"/><text:span text:style-name="T6">□</text:span><text:bookmark-end text:name="__DdeLink__63_26891870552"/><text:span text:style-name="T6"><text:tab/><text:tab/><text:tab/><text:tab/>● </text:span><text:span text:style-name="T7">Je sais où trouver un accès à </text:span></text:p>
      <text:p text:style-name="P5"><text:bookmark-start text:name="__DdeLink__106_2689187055"/><text:span text:style-name="T6">●</text:span><text:bookmark-end text:name="__DdeLink__106_2689187055"/><text:span text:style-name="T6"> </text:span>Données mobile (3G / 4G) :<text:tab/><text:bookmark-start text:name="__DdeLink__63_26891870553"/><text:span text:style-name="T6">□</text:span><text:bookmark-end text:name="__DdeLink__63_26891870553"/><text:span text:style-name="T6"><text:tab/><text:tab/> <text:s text:c="3"/>internet </text:span><text:span text:style-name="T8">pour mes démarches</text:span><text:span text:style-name="T6"> :<text:tab/></text:span><text:bookmark-start text:name="__DdeLink__63_26891870555"/><text:span text:style-name="T6">□</text:span><text:bookmark-end text:name="__DdeLink__63_26891870555"/></text:p>
      <text:h text:style-name="P22" text:outline-level="2">Forfait téléphonie mobile, j’ai :</text:h>
      <text:p text:style-name="P5"><text:span text:style-name="T6">● </text:span>Un abonnement avec engagement :<text:tab/><text:bookmark-start text:name="__DdeLink__63_268918705511"/><text:span text:style-name="T6">□</text:span><text:bookmark-end text:name="__DdeLink__63_268918705511"/></text:p>
      <text:p text:style-name="P5"><text:span text:style-name="T6">● </text:span>Un abonnement sans engagement :<text:tab/><text:bookmark-start text:name="__DdeLink__63_268918705512"/><text:span text:style-name="T6">□</text:span><text:bookmark-end text:name="__DdeLink__63_268918705512"/></text:p>
      <text:p text:style-name="P5"><text:span text:style-name="T6">● </text:span>J’utilise des cartes rechargeables :<text:tab/><text:tab/><text:bookmark-start text:name="__DdeLink__63_268918705513"/><text:span text:style-name="T6">□</text:span><text:bookmark-end text:name="__DdeLink__63_268918705513"/></text:p>
      <text:h text:style-name="Heading_20_2" text:outline-level="2">Je connais mon opérateur <text:span text:style-name="T2">de </text:span>téléphoni<text:span text:style-name="T2">e mobile</text:span> :</text:h>
      <text:p text:style-name="P3"><text:span text:style-name="T6">● </text:span>Orange :<text:tab/><text:span text:style-name="T6">□</text:span><text:tab/><text:tab/><text:tab/><text:tab/><text:tab/><text:span text:style-name="T6">● </text:span><text:span text:style-name="T2">Bouygues télécom :</text:span><text:tab/><text:bookmark-start text:name="__DdeLink__63_268918705518"/><text:span text:style-name="T6">□</text:span><text:bookmark-end text:name="__DdeLink__63_268918705518"/></text:p>
      <text:p text:style-name="P3"><text:span text:style-name="T6">● </text:span>SFR :<text:tab/><text:bookmark-start text:name="__DdeLink__63_268918705515"/><text:span text:style-name="T6">□</text:span><text:bookmark-end text:name="__DdeLink__63_268918705515"/><text:tab/><text:tab/><text:tab/><text:tab/><text:tab/><text:span text:style-name="T6">● </text:span>Autre :</text:p>
      <text:p text:style-name="P3"><text:span text:style-name="T6">● </text:span>Free <text:span text:style-name="T1">Mobile</text:span> :<text:tab/><text:bookmark-start text:name="__DdeLink__63_268918705517"/><text:bookmark-start text:name="__DdeLink__592_3485731402"/><text:span text:style-name="T6">□</text:span><text:bookmark-end text:name="__DdeLink__63_268918705517"/><text:bookmark-end text:name="__DdeLink__592_3485731402"/></text:p>
      <text:h text:style-name="Heading_20_1" text:outline-level="1"><text:span text:style-name="T6">J</text:span><text:span text:style-name="T5">e peux (ou souhaite) apprendre en autonomie à partir de cours en vidéo ?</text:span></text:h>
      <text:p text:style-name="P25"><text:span text:style-name="T5">Oui </text:span><text:bookmark-start text:name="__DdeLink__63_2689187055171"/><text:span text:style-name="T6">□</text:span><text:bookmark-end text:name="__DdeLink__63_2689187055171"/><text:span text:style-name="T6"> <text:tab/>/ <text:tab/></text:span><text:span text:style-name="T5">Non </text:span><text:bookmark-start text:name="__DdeLink__63_2689187055172"/><text:bookmark-start text:name="__DdeLink__606_3485731402"/><text:span text:style-name="T6">□</text:span><text:bookmark-end text:name="__DdeLink__63_2689187055172"/><text:bookmark-end text:name="__DdeLink__606_3485731402"/><text:span text:style-name="T9"><text:tab/><text:tab/>/ Peut-être plus tard quand j’aurais acquis les bases </text:span><text:span text:style-name="T6">□</text:span></text:p>
      <text:h text:style-name="Heading_20_2" text:outline-level="2">Ce que je sais faire :</text:h>
      <text:p text:style-name="P11"><text:bookmark-start text:name="__DdeLink__37_2689187055"/>Je sais très bien : ++ ; je sais un peu +- ; je ne sais <text:s/>pas du tout --<text:bookmark-end text:name="__DdeLink__37_2689187055"/></text:p>
      <text:p text:style-name="P7"/>
      <table:table table:name="Tableau1" table:style-name="Tableau1">
        <table:table-column table:style-name="Tableau1.A" table:number-columns-repeated="3"/>
        <table:table-column table:style-name="Tableau1.D"/>
        <table:table-header-rows>
          <table:table-row>
            <table:table-cell table:style-name="Tableau1.A1" office:value-type="string">
              <text:p text:style-name="P15">Je sais</text:p>
            </table:table-cell>
            <table:table-cell table:style-name="Tableau1.A1" office:value-type="string">
              <text:p text:style-name="P15">++</text:p>
            </table:table-cell>
            <table:table-cell table:style-name="Tableau1.A1" office:value-type="string">
              <text:p text:style-name="P15">+-</text:p>
            </table:table-cell>
            <table:table-cell table:style-name="Tableau1.D1" office:value-type="string">
              <text:p text:style-name="P17">--</text:p>
            </table:table-cell>
          </table:table-row>
        </table:table-header-rows>
        <table:table-row>
          <table:table-cell table:style-name="Tableau1.A2" office:value-type="string">
            <text:p text:style-name="P8">Écrire en françai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Lire en françai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Utiliser un téléphone mobi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Envoyer lire des SM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Utiliser un ordinateu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Utiliser une tablet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Utiliser un GP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Télécharger les applications sur mon <text:soft-page-break/>téléphone mobi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<text:bookmark-start text:name="__DdeLink__20_268918705511"/>Télécharger et installer une application sur mon téléphone mobile<text:bookmark-end text:name="__DdeLink__20_268918705511"/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9">Faire une recherche sur Interne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<text:bookmark-start text:name="__DdeLink__20_26891870551"/>U<text:bookmark-end text:name="__DdeLink__20_26891870551"/>tiliser une boîte mail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Faire mes démarches en ligne (CAF, impôts, ...)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Remplir un formulai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Utiliser un GP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h text:style-name="Heading_20_2" text:outline-level="2">Ce que je voudrais <text:span text:style-name="T3">apprendre, ce pourquoi j’ai besoin d’aide</text:span> :</text:h>
      <text:p text:style-name="P12"><text:span text:style-name="T1">Très i</text:span><text:span text:style-name="T3">mportant pour moi</text:span> : ++ ; <text:span text:style-name="T3">moyennement</text:span> <text:span text:style-name="T3">important </text:span>+- ; p<text:span text:style-name="T3">eu</text:span> <text:span text:style-name="T3">important </text:span>--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6"/>
            </table:table-cell>
            <table:table-cell table:style-name="Tableau3.A1" office:value-type="string">
              <text:p text:style-name="P16">++</text:p>
            </table:table-cell>
            <table:table-cell table:style-name="Tableau3.A1" office:value-type="string">
              <text:p text:style-name="P16">+-</text:p>
            </table:table-cell>
            <table:table-cell table:style-name="Tableau3.D1" office:value-type="string">
              <text:p text:style-name="P18">--</text:p>
            </table:table-cell>
          </table:table-row>
        </table:table-header-rows>
        <table:table-row>
          <table:table-cell table:style-name="Tableau3.A2" office:value-type="string">
            <text:p text:style-name="P19">Utiliser un clavier d’ordinateur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9">Taper ou mettre en forme du texte dans un Traitement de texte (Word)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Utiliser un téléphone mobile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Utiliser un ordinateur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Utiliser une tablette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Utiliser un GPS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Télécharger les applications sur mon téléphone mobile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<text:bookmark-start text:name="__DdeLink__20_2689187055112"/>Télécharger et installer une application sur mon téléphone mobile<text:bookmark-end text:name="__DdeLink__20_2689187055112"/>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9">Faire une recherche sur internet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<text:span text:style-name="T4">Créer ou </text:span><text:bookmark-start text:name="__DdeLink__20_2689187055131"/><text:span text:style-name="T4">u</text:span><text:bookmark-end text:name="__DdeLink__20_2689187055131"/>tiliser une boîte mail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Faire mes démarches en ligne (CAF, impôts, ...)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Remplir un formulaire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9">Saisir des informations dans un tableur (Excel)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10">Utiliser un GPS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D2" office:value-type="string">
            <text:p text:style-name="P1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ddb6c"/>
    </style:style>
    <style:style style:name="MT2" style:family="text">
      <style:text-properties officeooo:rsid="001333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span text:style-name="MT1">Version 2023 </text:span><text:span text:style-name="MT2">10 05</text:span></text:p>
      </style:header>
      <style:footer>
        <text:p text:style-name="MP1"><text:page-number text:select-page="current">2</text:page-number><text:s/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8:41:07.593040300</meta:creation-date>
    <dc:date>2023-10-05T07:56:41.553154270</dc:date>
    <meta:editing-duration>PT20M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2" meta:paragraph-count="61" meta:word-count="368" meta:character-count="1932" meta:non-whitespace-character-count="1590"/>
  </office:meta>
</office:document-meta>
</file>